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5000000DD683984235D6364E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style:rel-width="100%" fo:margin-left="-0.191cm" table:align="left" style:writing-mode="lr-tb"/>
    </style:style>
    <style:style style:name="Tabela1.A" style:family="table-column">
      <style:table-column-properties style:column-width="2.096cm" style:rel-column-width="1188*"/>
    </style:style>
    <style:style style:name="Tabela1.B" style:family="table-column">
      <style:table-column-properties style:column-width="6.9cm" style:rel-column-width="3912*"/>
    </style:style>
    <style:style style:name="Tabela1.C" style:family="table-column">
      <style:table-column-properties style:column-width="6.096cm" style:rel-column-width="3456*"/>
    </style:style>
    <style:style style:name="Tabela1.D" style:family="table-column">
      <style:table-column-properties style:column-width="1.909cm" style:rel-column-width="1082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dashed #808080" style:writing-mode="lr-tb"/>
    </style:style>
    <style:style style:name="Tabela2" style:family="table">
      <style:table-properties style:width="17cm" style:rel-width="100%" fo:margin-left="-0.191cm" table:align="left" style:writing-mode="lr-tb"/>
    </style:style>
    <style:style style:name="Tabela2.A" style:family="table-column">
      <style:table-column-properties style:column-width="11.118cm" style:rel-column-width="6444*"/>
    </style:style>
    <style:style style:name="Tabela2.B" style:family="table-column">
      <style:table-column-properties style:column-width="1.304cm" style:rel-column-width="756*"/>
    </style:style>
    <style:style style:name="Tabela2.C" style:family="table-column">
      <style:table-column-properties style:column-width="1.565cm" style:rel-column-width="907*"/>
    </style:style>
    <style:style style:name="Tabela2.D" style:family="table-column">
      <style:table-column-properties style:column-width="1.561cm" style:rel-column-width="905*"/>
    </style:style>
    <style:style style:name="Tabela2.E" style:family="table-column">
      <style:table-column-properties style:column-width="1.453cm" style:rel-column-width="842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ize="20pt" style:font-size-asian="20pt" style:font-size-complex="20pt"/>
    </style:style>
    <style:style style:name="P2" style:family="paragraph" style:parent-style-name="Heading_20_1">
      <style:paragraph-properties fo:margin-top="1.482cm" fo:margin-bottom="0.106cm" style:contextual-spacing="false"/>
    </style:style>
    <style:style style:name="P3" style:family="paragraph" style:parent-style-name="Heading_20_1">
      <style:text-properties officeooo:rsid="001e04b0" officeooo:paragraph-rsid="001e04b0"/>
    </style:style>
    <style:style style:name="P4" style:family="paragraph" style:parent-style-name="Heading_20_1">
      <style:text-properties officeooo:paragraph-rsid="001e4909"/>
    </style:style>
    <style:style style:name="P5" style:family="paragraph" style:parent-style-name="Heading_20_1">
      <style:text-properties officeooo:paragraph-rsid="001e8e44"/>
    </style:style>
    <style:style style:name="P6" style:family="paragraph" style:parent-style-name="Heading_20_1">
      <style:text-properties fo:font-size="20pt" officeooo:rsid="001e8e44" officeooo:paragraph-rsid="001e8e44" style:font-size-asian="20pt" style:font-size-complex="20pt"/>
    </style:style>
    <style:style style:name="P7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8.001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e4909"/>
    </style:style>
    <style:style style:name="P12" style:family="paragraph" style:parent-style-name="Standard">
      <style:paragraph-properties fo:text-align="justify" style:justify-single-word="false"/>
      <style:text-properties officeooo:paragraph-rsid="001e8e44"/>
    </style:style>
    <style:style style:name="P13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0pt" officeooo:rsid="001e04b0" officeooo:paragraph-rsid="001e04b0" style:font-size-asian="10pt" style:font-size-complex="10pt"/>
    </style:style>
    <style:style style:name="P20" style:family="paragraph" style:parent-style-name="Standard">
      <style:text-properties officeooo:rsid="001e04b0" officeooo:paragraph-rsid="001e04b0"/>
    </style:style>
    <style:style style:name="P21" style:family="paragraph" style:parent-style-name="Standard">
      <style:text-properties officeooo:paragraph-rsid="001e04b0"/>
    </style:style>
    <style:style style:name="P22" style:family="paragraph" style:parent-style-name="Standard">
      <style:paragraph-properties fo:text-align="justify" style:justify-single-word="false"/>
      <style:text-properties officeooo:rsid="001e4909" officeooo:paragraph-rsid="001e4909"/>
    </style:style>
    <style:style style:name="P23" style:family="paragraph" style:parent-style-name="Standard">
      <style:paragraph-properties fo:text-align="justify" style:justify-single-word="false"/>
      <style:text-properties officeooo:rsid="001e8e44" officeooo:paragraph-rsid="001e8e44"/>
    </style:style>
    <style:style style:name="T1" style:family="text">
      <style:text-properties fo:font-size="36pt" style:font-size-asian="36pt" style:font-size-complex="4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color="#ff0000" loext:opacity="100%" fo:font-size="10pt" fo:font-weight="bold" style:font-size-asian="10pt" style:font-weight-asian="bold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fo:font-weight="bold" style:font-size-asian="28pt" style:font-weight-asian="bold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officeooo:rsid="001e04b0"/>
    </style:style>
    <style:style style:name="T9" style:family="text">
      <style:text-properties style:use-window-font-color="true" loext:opacity="0%" style:font-name="Times New Roman" fo:font-size="12pt" fo:language="pt" fo:country="PT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pt" fo:country="PT" officeooo:rsid="001e04b0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pt" fo:country="PT" officeooo:rsid="001e4909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pt" fo:country="PT" officeooo:rsid="001e8e44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Arial" fo:font-size="16pt" fo:language="pt" fo:country="PT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4" style:family="text">
      <style:text-properties officeooo:rsid="001e4909"/>
    </style:style>
    <style:style style:name="T15" style:family="text">
      <style:text-properties officeooo:rsid="001e8e4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char" fo:background-color="#a5a5a5" draw:fill="solid" draw:fill-color="#a5a5a5" fo:padding-left="0.254cm" fo:padding-right="0.254cm" fo:padding-top="0.127cm" fo:padding-bottom="0.127cm" fo:border="0.99pt dashed #ff0000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ESTPetroleum</text:span></text:p>
      <text:p text:style-name="Standard"><text:span text:style-name="T5"/></text:p>
      <text:p text:style-name="Standard">Autor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Standard"><text:span text:style-name="T8">20231487</text:span></text:p>
          </table:table-cell>
          <table:table-cell table:style-name="Tabela1.A1" office:value-type="string">
            <text:p text:style-name="P21"><text:span text:style-name="T8">Gonçalo Cunha Rodrigues dos Santos</text:span></text:p>
          </table:table-cell>
          <table:table-cell table:style-name="Tabela1.A1" office:value-type="string">
            <text:p text:style-name="P20">Engenharia Inform<text:span text:style-name="T9">ática</text:span></text:p>
          </table:table-cell>
          <table:table-cell table:style-name="Tabela1.A1" office:value-type="string">
            <text:p text:style-name="Standard">Turma <text:span text:style-name="T8">2</text:span></text:p>
          </table:table-cell>
        </table:table-row>
        <table:table-row table:style-name="Tabela1.1">
          <table:table-cell table:style-name="Tabela1.A1" office:value-type="string">
            <text:p text:style-name="P21"><text:span text:style-name="T8">20230327</text:span></text:p>
          </table:table-cell>
          <table:table-cell table:style-name="Tabela1.A1" office:value-type="string">
            <text:p text:style-name="P20">Martim Alexandre Vargas Martins</text:p>
          </table:table-cell>
          <table:table-cell table:style-name="Tabela1.A1" office:value-type="string">
            <text:p text:style-name="P20">Engenharia Inform<text:span text:style-name="T9">ática</text:span></text:p>
          </table:table-cell>
          <table:table-cell table:style-name="Tabela1.A1" office:value-type="string">
            <text:p text:style-name="Standard">Turma <text:span text:style-name="T8">2</text:span></text:p>
          </table:table-cell>
        </table:table-row>
      </table:table>
      <text:h text:style-name="P2" text:outline-level="1">Objetivos atingidos e não atingidos</text:h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3"/>
          </table:table-cell>
          <table:table-cell table:style-name="Tabela2.B1" table:number-columns-spanned="4" office:value-type="string">
            <text:p text:style-name="P14">Grau de resolução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B1" office:value-type="string">
            <text:p text:style-name="P15">Objetivo</text:p>
          </table:table-cell>
          <table:table-cell table:style-name="Tabela2.B1" office:value-type="string">
            <text:p text:style-name="P14">Sem</text:p>
            <text:p text:style-name="P14">bugs</text:p>
          </table:table-cell>
          <table:table-cell table:style-name="Tabela2.C2" office:value-type="string">
            <text:p text:style-name="P14">Quase</text:p>
            <text:p text:style-name="P14">tudo</text:p>
          </table:table-cell>
          <table:table-cell table:style-name="Tabela2.C2" office:value-type="string">
            <text:p text:style-name="P14">Quase</text:p>
            <text:p text:style-name="P14">nada</text:p>
          </table:table-cell>
          <table:table-cell table:style-name="Tabela2.B1" office:value-type="string">
            <text:p text:style-name="P14">Não</text:p>
            <text:p text:style-name="P14">se fez</text:p>
          </table:table-cell>
        </table:table-row>
        <table:table-row table:style-name="Tabela2.1">
          <table:table-cell table:style-name="Tabela2.C2" office:value-type="string">
            <text:p text:style-name="P10"><text:span text:style-name="T2">Paragem implementada corretamente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Itinerário implementada corretamente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Camiao implementada corretamente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Posto implementada corretamente</text:span>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Central implementada corretamente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Arranque: configuração de teste bem feita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JanelaPrincipal: central visualizada corretamente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JanelaPrincipal: postos adicionados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JanelaPrincipal + MarcadorPosto: postos visualizados corretamente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JanelaPrincipal: camiões adicionados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JanelaPrincipal + RendererCamiao: camiões visualizados corretamente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JanelaPrincipal: processar pedidos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 table:style-name="Tabela2.1">
          <table:table-cell table:style-name="Tabela2.C2" office:value-type="string">
            <text:p text:style-name="P10"><text:span text:style-name="T2">JanelaPincipal: desenhar itinerário</text:span></text:p>
          </table:table-cell>
          <table:table-cell table:style-name="Tabela2.C2" office:value-type="string">
            <text:p text:style-name="P19">x</text:p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</table:table>
      <text:h text:style-name="P2" text:outline-level="1">Bugs verificados</text:h>
      <text:p text:style-name="P10"><draw:frame draw:style-name="fr1" draw:name="Moldura3" text:anchor-type="as-char" svg:y="-0.018cm" svg:width="17.159cm" svg:height="2.9cm" draw:z-index="1"><draw:text-box><text:p text:style-name="P10"><text:span text:style-name="T2">Descrever cada bug de forma sucinta, mas clara. Não dizer algo do género "a parte de fazer os pedidos não estava bem feita" ou " tínhamos um bug que não conseguimos resolver", mas sim algo como “na parte de fazer pedidos apenas aceitava os pedidos pares, os ímpares eram ignorados”. <text:s/></text:span></text:p><text:p text:style-name="Standard"><text:span text:style-name="T2">Não é preciso escrever mais do que o que foi aqui definido. Coisas do género "aprendemos muito com este trabalho" ou "não tivemos tempo para o fazer" não devem fazer parte de um relatório técnico, como se espera que este seja (embora algo reduzido).<text:tab/><text:tab/><text:tab/><text:tab/><text:tab/><text:tab/><text:tab/></text:span><text:span text:style-name="T4">Apagar esta caixa no relatório final</text:span></text:p></draw:text-box></draw:frame></text:p>
      <text:p text:style-name="P10">Descrever aqui os bugs. Se não houver, dizer que não há.</text:p>
      <text:p text:style-name="P10"/>
      <text:p text:style-name="P10"/>
      <text:p text:style-name="P10"/>
      <text:h text:style-name="P6" text:outline-level="1"><text:soft-page-break/>Classes</text:h>
      <text:h text:style-name="P3" text:outline-level="1">Classe Cami<text:span text:style-name="T13">ão</text:span></text:h>
      <text:p text:style-name="P10">Nesta classe, colocámos as variáveis <text:span text:style-name="T8">matr</text:span><text:span text:style-name="T10">ícula (String), capacidadeMax (int), quantidadeAtual (int), velocidadeMedia (int), debito (int) </text:span><text:span text:style-name="T11">e</text:span><text:span text:style-name="T10"> itinerario (</text:span><text:span text:style-name="T12">Object</text:span><text:span text:style-name="T10">)</text:span> para especificar respetivamente <text:span text:style-name="T8">a matr</text:span><text:span text:style-name="T10">ícula, a capacidade máxima, a quantidade atual, a velocidade média, o débito e o itinerário de cada camião</text:span>.</text:p>
      <text:p text:style-name="P10">Não acrescentamos mais métodos além dos referidos no enunciado.</text:p>
      <text:h text:style-name="Heading_20_1" text:outline-level="1">Classe <text:span text:style-name="T8">Central</text:span></text:h>
      <text:p text:style-name="P10">Nesta classe, colocámos as variáveis <text:span text:style-name="T14">localizacao (Point), camioes (Map) e postos (Map)</text:span> , para especificar respetivamente <text:span text:style-name="T14">a localizaç</text:span><text:span text:style-name="T11">ão da central, a lista de camiões e a lista dos postos</text:span>.</text:p>
      <text:p text:style-name="P10">Acrescentamos o<text:span text:style-name="T14">s m</text:span><text:span text:style-name="T11">étodos addPosto(Posto posto), para adicionar cada posto criado à lista postos, e addCamiao (Camiao camiao) ,para adicionar cada camião criado à lista camioes. </text:span></text:p>
      <text:h text:style-name="P4" text:outline-level="1">Classe <text:span text:style-name="T14">Itinerario</text:span></text:h>
      <text:p text:style-name="P11">Nesta classe, colocámos as variáveis <text:span text:style-name="T14">pontoInicial (Point) e paragens (Map),</text:span> para especificar respetivamente <text:span text:style-name="T14">o ponto inicial de cada itinerario e a lista das paragens feitas</text:span></text:p>
      <text:p text:style-name="P11"><text:span text:style-name="T11">Acrescentamos os métodos getFim(), para determinar o ponto final de cada itinerario criado, addParagem(Paragem paragem), para adicionar cada paragem à lista paragens, removeParagem(Paragem paragem), para remover cada paragem à lista paragens e o método postoExiste(), para determinar se um dado posto existe, para evitar a criação de 2 postos iguais.</text:span></text:p>
      <text:h text:style-name="P4" text:outline-level="1">Classe <text:span text:style-name="T14">Paragem</text:span></text:h>
      <text:p text:style-name="P11">Nesta classe, colocámos as variáveis <text:span text:style-name="T14">posto (Object) </text:span><text:span text:style-name="T15">e nLitros (int)</text:span><text:span text:style-name="T14">,</text:span> para especificar respetivamente <text:span text:style-name="T15">o posto onde para e quantos litros devem ser transferidos para o posto.</text:span></text:p>
      <text:p text:style-name="P22"><text:span text:style-name="T9">Não acrescentamos mais métodos.</text:span></text:p>
      <text:h text:style-name="P5" text:outline-level="1">Classe <text:span text:style-name="T15">Posto</text:span></text:h>
      <text:p text:style-name="P12">Nesta classe, colocámos as <text:span text:style-name="T15">vari</text:span><text:span text:style-name="T12">áveis id (int), nome (String), posicao (Point), gastoMedio (int), qunatidadeAtual (int) e capacidade (int), para especificar respetivamente o id único de, o nome, a posição no mapa, o gasto médio diário, a quantidade atual e a capacidade máxima de cada posto</text:span></text:p>
      <text:p text:style-name="P23"><text:span text:style-name="T9">Acrescentámos o método podeEncher(int nLitros), para verificar se era possível a transferência do camião para o combustível, tendo em conta a quantidade atual, os litros que são necessários e a capacidade do posto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ncao" style:family="paragraph">
      <style:paragraph-properties fo:orphans="2" fo:widows="2" style:writing-mode="lr-tb"/>
      <style:text-properties style:use-window-font-color="true" loext:opacity="0%" style:font-name="Courier New" fo:font-family="'Courier New'" style:font-family-generic="modern" fo:font-size="10pt" fo:language="pt" fo:country="PT" fo:font-weight="bold" style:font-name-asian="Times New Roman" style:font-family-asian="'Times New Roman'" style:font-family-generic-asian="roman" style:font-pitch-asian="variable" style:font-size-asian="10pt" style:font-weight-asian="bold" style:font-name-complex="Courier New" style:font-family-complex="'Courier New'" style:font-family-generic-complex="modern" style:font-size-complex="10pt" style:language-complex="ar" style:country-complex="SA"/>
    </style:style>
    <style:style style:name="descricaoFuncao" style:family="paragraph" style:parent-style-name="Standard">
      <style:paragraph-properties fo:margin-left="0.6cm" fo:margin-right="0cm" fo:text-indent="0cm" style:auto-text-indent="false"/>
      <style:text-properties fo:font-size="11pt" style:font-size-asian="11pt" style:font-size-complex="11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Texto_20_de_20_balão_20_Carácter" style:display-name="Texto de balão Carácte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8.001cm" fo:margin-right="0cm" fo:text-align="center" style:justify-single-word="false" fo:text-indent="0cm" style:auto-text-indent="false"/>
    </style:style>
    <style:style style:name="MP2" style:family="paragraph" style:parent-style-name="Header">
      <style:text-properties fo:font-size="20pt" style:font-size-asian="20pt" style:font-size-complex="20pt"/>
    </style:style>
    <style:style style:name="MT1" style:family="text">
      <style:text-properties fo:font-size="28pt" fo:font-weight="bold" style:font-size-asian="28pt" style:font-weight-asian="bold" style:font-size-complex="28pt"/>
    </style:style>
    <style:style style:name="MT2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draw:frame draw:style-name="Mfr1" draw:name="Imagem1" text:anchor-type="char" svg:x="0.011cm" svg:y="0.037cm" svg:width="7.89cm" svg:height="2.932cm" draw:z-index="0"><draw:image xlink:href="Pictures/1000000000000255000000DD683984235D6364E7.png" xlink:type="simple" xlink:show="embed" xlink:actuate="onLoad" draw:mime-type="image/png"/></draw:frame><text:span text:style-name="MT1">Programação Orientada a Objetos</text:span></text:p>
        <text:p text:style-name="MP1"><text:span text:style-name="MT2">2023/24</text:span></text:p>
        <text:p text:style-name="MP2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meta:initial-creator>Fernando Sergio</meta:initial-creator>
    <meta:creation-date>2006-12-05T14:04:00</meta:creation-date>
    <dc:date>2024-04-16T23:03:24.528198079</dc:date>
    <meta:editing-cycles>71</meta:editing-cycles>
    <meta:editing-duration>PT11H23M33S</meta:editing-duration>
    <meta:document-statistic meta:table-count="2" meta:image-count="1" meta:object-count="0" meta:page-count="2" meta:paragraph-count="70" meta:word-count="516" meta:character-count="3514" meta:non-whitespace-character-count="3058"/>
    <meta:generator>LibreOffice/7.3.7.2$Linux_X86_64 LibreOffice_project/30$Build-2</meta:generator>
  </office:meta>
</office:document-meta>
</file>